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$C$123];[.$F$123];[.$D$123];[.$G$123];[.$H$123])" office:value-type="string" office:string-value="Class 1: 364 - The Azarinth Sentinel" calcext:value-type="string">
            <text:p>Class 1: 364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$C$124];[.$F$124];[.$D$124];[.$G$124];[.$H$124])" office:value-type="string" office:string-value="Class 2: 364 - Kin of Ash" calcext:value-type="string">
            <text:p>Class 2: 364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E2]" office:value-type="float" office:value="930" calcext:value-type="float">
            <text:p>930.0</text:p>
          </table:table-cell>
          <table:table-cell/>
          <table:table-cell table:style-name="ce6"/>
          <table:table-cell table:style-name="ce32" table:formula="of:=[.U9]" office:value-type="float" office:value="7807870.39851" calcext:value-type="float">
            <text:p>7,807,870</text:p>
          </table:table-cell>
          <table:table-cell table:style-name="ce11" table:formula="of:=[.V9]" office:value-type="float" office:value="563086.716" calcext:value-type="float">
            <text:p>563,08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3736" calcext:value-type="float">
            <text:p>13736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3.1953333333333" calcext:value-type="float">
            <text:p>33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$C$125];[.$F$125];[.$D$125];[.$G$125];[.$H$125])" office:value-type="string" office:string-value="Class 3: 158 - The Faen Valkyrie" calcext:value-type="string">
            <text:p>Class 3: 158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2.915" calcext:value-type="float">
            <text:p>32.915</text:p>
          </table:table-cell>
          <table:table-cell table:style-name="ce12" table:formula="of:=[.U10]" office:value-type="percentage" office:value="32.915" calcext:value-type="percentage">
            <text:p>32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59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$C$127:.$E$127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$C$128:.$E$128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$C$129:.$E$129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$C$130:.$E$130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028066.86" calcext:value-type="float">
            <text:p>3028066.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7807870.39851" calcext:value-type="float">
            <text:p>7807870.39851</text:p>
          </table:table-cell>
          <table:table-cell table:style-name="ce6" table:formula="of:=([.S11]+[.S12])/2" office:value-type="float" office:value="563086.716" calcext:value-type="float">
            <text:p>563086.716</text:p>
          </table:table-cell>
          <table:table-cell table:number-columns-repeated="1002"/>
        </table:table-row>
        <table:table-row table:style-name="ro1">
          <table:table-cell table:formula="of:=COM.MICROSOFT.CONCAT(&quot;Vit: &quot;; [.$M$132];[.$E$2])" office:value-type="string" office:string-value="Vit:  930" calcext:value-type="string">
            <text:p>Vit: <text:s/>93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2587673.93702" calcext:value-type="float">
            <text:p>12587673.9370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2.915" calcext:value-type="percentage">
            <text:p>3291.50%</text:p>
          </table:table-cell>
          <table:table-cell table:number-columns-repeated="1003"/>
        </table:table-row>
        <table:table-row table:style-name="ro1">
          <table:table-cell table:formula="of:=COM.MICROSOFT.CONCAT(&quot;End: &quot;;[.$M$133];[.$E$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044919145538" calcext:value-type="percentage">
            <text:p>97.5%</text:p>
          </table:table-cell>
          <table:table-cell table:formula="of:=1/(1-[.Q11])" office:value-type="float" office:value="40.072" calcext:value-type="float">
            <text:p>40.072</text:p>
          </table:table-cell>
          <table:table-cell table:formula="of:=[.$S$2]/(1/(1+[.$O$15]+[.$AV$15]))" office:value-type="float" office:value="541404.44" calcext:value-type="float">
            <text:p>541404.4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$M$134];[.$F$134];[.$K$134];[.$G$134];[.$H$134];[.$I$134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6510382410974" calcext:value-type="percentage">
            <text:p>97.7%</text:p>
          </table:table-cell>
          <table:table-cell table:formula="of:=1/(1-[.Q12])" office:value-type="float" office:value="42.572" calcext:value-type="float">
            <text:p>42.572</text:p>
          </table:table-cell>
          <table:table-cell table:formula="of:=[.$S$2]/(1/(1+[.$O$15]+[.$AJ$15]+[.$AV$15]))" office:value-type="float" office:value="584768.992" calcext:value-type="float">
            <text:p>584768.99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$M$135];[.$F$135];[.$K$135];[.$G$135];[.$H$135];[.$I$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5777650778256" calcext:value-type="percentage">
            <text:p>97.6%</text:p>
          </table:table-cell>
          <table:table-cell table:style-name="ce14" table:formula="of:=([.R11]+[.R12])/2" office:value-type="float" office:value="41.322" calcext:value-type="float">
            <text:p>41.3</text:p>
          </table:table-cell>
          <table:table-cell table:style-name="ce14" table:formula="of:=([.S11]+[.S12])/2" office:value-type="float" office:value="563086.716" calcext:value-type="float">
            <text:p>563086.7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73" calcext:value-type="percentage">
            <text:p>7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53" calcext:value-type="percentage">
            <text:p>5.30%</text:p>
          </table:table-cell>
          <table:table-cell table:number-columns-repeated="975"/>
        </table:table-row>
        <table:table-row table:style-name="ro1">
          <table:table-cell table:formula="of:=COM.MICROSOFT.CONCAT(&quot;Int: &quot;;[.$M$136]; [.$F$136];[.$K$136];[.$G$136]; [.$H$136]; [.$I$136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$M$137];[.$E$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46])" office:value-type="percentage" office:value="32.915" calcext:value-type="percentage">
            <text:p>32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46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46])" office:value-type="percentage" office:value="3.157" calcext:value-type="percentage">
            <text:p>31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46])" office:value-type="percentage" office:value="0.657" calcext:value-type="percentage">
            <text:p>6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46])" office:value-type="percentage" office:value="5.355" calcext:value-type="percentage">
            <text:p>5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46])" office:value-type="percentage" office:value="0.477" calcext:value-type="percentage">
            <text:p>47.7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$F$139])" office:value-type="string" office:string-value="Resilience: 3,291.5%" calcext:value-type="string">
            <text:p>Resilience: 3,291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4" calcext:value-type="float">
            <text:p>364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$F$140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2" table:formula="of:=[.D18]+([.C18]-1)*20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$F$141])" office:value-type="string" office:string-value="Damage+:    1,556.0%" calcext:value-type="string">
            <text:p>Damage+: <text:s text:c="3"/>1,556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$E$143];[.$C$143])" office:value-type="string" office:string-value="Health:  13,736" calcext:value-type="string">
            <text:p>Health: <text:s/>13,736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21]+([.C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$E$144];[.$C$144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D22]+([.C22]-1)*20" office:value-type="float" office:value="68" calcext:value-type="float">
            <text:p>68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$E$145];[.$C$145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5]+([.C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$D$148:.$H$148])" office:value-type="string" office:string-value="hp/sec:  0.27% [33.2]" calcext:value-type="string">
            <text:p>hp/sec: <text:s/>0.27% [33.2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26]+([.C26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$D$149:.$H$149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27]+([.C27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$D$150:.$H$150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4" calcext:value-type="float">
            <text:p>364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$D$152];[.$E$152];[.$F$152];[.$G$152])" office:value-type="string" office:string-value="Mitigation:       97.578% [hp x 41.32]" calcext:value-type="string">
            <text:p>Mitigation: <text:s text:c="6"/>97.578% [hp x 41.32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$D$153])" office:value-type="string" office:string-value="Effective Health: 563,086.7" calcext:value-type="string">
            <text:p>Effective Health: 563,086.7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$B$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33]+([.C3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$H$156]; &quot;-&quot;; [.$I$156]; [.$J$156]; [.$B$18]; [.$K$156]; [.$D$156]; [.$L$156]; [.$M$156]; [.$N$156]; [.$O$156];[.$P$156];[.$Q$156];[.$R$156] )" office:value-type="string" office:string-value="3-28 Absolute Destruction     x3 " calcext:value-type="string">
            <text:p>3-28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$H$157]; &quot;-&quot;; [.$I$157]; [.$J$157]; [.$B$19]; [.$K$157]; [.$D$157]; [.$L$157]; [.$M$157]; [.$N$157]; [.$O$157];[.$P$157];[.$Q$157];[.$R$157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$H$158]; &quot;-&quot;; [.$I$158]; [.$J$158]; [.$B$20]; [.$K$158]; [.$D$158]; [.$L$158]; [.$M$158]; [.$N$158]; [.$O$158];[.$P$158];[.$Q$158];[.$R$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36]+([.C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$H$159]; &quot;-&quot;; [.$I$159]; [.$J$159]; [.$B$21]; [.$K$159]; [.$D$159]; [.$L$159]; [.$M$159]; [.$N$159]; [.$O$159];[.$P$159];[.$Q$159];[.$R$159] )" office:value-type="string" office:string-value="3-28 Blink                    x1 " calcext:value-type="string">
            <text:p>3-28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37]+([.C37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595" calcext:value-type="percentage">
            <text:p>59.50%</text:p>
          </table:table-cell>
          <table:table-cell table:style-name="ce37" table:formula="of:=[.AS37]" office:value-type="percentage" office:value="5.355" calcext:value-type="percentage">
            <text:p>535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355" calcext:value-type="percentage">
            <text:p>535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$H$160]; &quot;-&quot;; [.$I$160]; [.$J$160]; [.$B$22]; [.$K$160]; [.$D$160]; [.$L$160]; [.$M$160]; [.$N$160]; [.$O$160];[.$P$160];[.$Q$160];[.$R$160] )" office:value-type="string" office:string-value="3-28 Sentinel Sphere          x1 " calcext:value-type="string">
            <text:p>3-28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$H$161]; &quot;-&quot;; [.$I$161]; [.$J$161]; [.$B$23]; [.$K$161]; [.$D$161]; [.$L$161]; [.$M$161]; [.$N$161]; [.$O$161];[.$P$161];[.$Q$161];[.$R$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9]+([.C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45" calcext:value-type="percentage">
            <text:p>84.50%</text:p>
          </table:table-cell>
          <table:table-cell table:style-name="ce37" table:formula="of:=[.U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162]; &quot;-&quot;; [.$I$162]; [.$J$162]; [.$B$24]; [.$K$162]; [.$D$162]; [.$L$162]; [.$M$162]; [.$N$162]; [.$O$162];[.$P$162];[.$Q$162];[.$R$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$H$163]; &quot;-&quot;; [.$I$163]; [.$J$163]; [.$B$25]; [.$K$163]; [.$D$163]; [.$L$163]; [.$M$163]; [.$N$163]; [.$O$163];[.$P$163];[.$Q$163];[.$R$163] )" office:value-type="string" office:string-value="3-8  Sentinel Huntress        x8 " calcext:value-type="string">
            <text:p>3-8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$H$164]; &quot;-&quot;; [.$I$164]; [.$J$164]; [.$B$26]; [.$K$164]; [.$D$164]; [.$L$164]; [.$M$164]; [.$N$164]; [.$O$164];[.$P$164];[.$Q$164];[.$R$164] )" office:value-type="string" office:string-value="3-27 Azarinth Perception      x8 " calcext:value-type="string">
            <text:p>3-27 Azarinth Perception <text:s text:c="5"/>x8 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$H$165]; &quot;-&quot;; [.$I$165]; [.$J$165]; [.$B$27]; [.$K$165]; [.$D$165]; [.$L$165]; [.$M$165]; [.$N$165]; [.$O$165];[.$P$165];[.$Q$165];[.$R$165] )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formula="of:=[.D43]+([.C43]-1)*20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35" calcext:value-type="percentage">
            <text:p>43.50%</text:p>
          </table:table-cell>
          <table:table-cell table:style-name="ce9" table:formula="of:=[.O43]" office:value-type="percentage" office:value="3.48" calcext:value-type="percentage">
            <text:p>3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48" calcext:value-type="percentage">
            <text:p>3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44]+([.C44]-1)*20" office:value-type="float" office:value="38" calcext:value-type="float">
            <text:p>3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$B$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5]+([.C45]-1)*20" office:value-type="float" office:value="28" calcext:value-type="float">
            <text:p>2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168]; &quot;-&quot;; [.$I$168]; [.$J$168]; [.$B$30]; [.$K$168]; [.$D$168]; [.$L$168]; [.$M$168]; [.$N$168]; [.$O$168];[.$P$168];[.$Q$168];[.$R$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46]+([.C46]-1)*20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265" calcext:value-type="percentage">
            <text:p>26.50%</text:p>
          </table:table-cell>
          <table:table-cell table:style-name="ce38" table:formula="of:=[.O46]" office:value-type="percentage" office:value="2.385" calcext:value-type="percentage">
            <text:p>23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2.385" calcext:value-type="percentage">
            <text:p>23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657" calcext:value-type="percentage">
            <text:p>65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657" calcext:value-type="percentage">
            <text:p>65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477" calcext:value-type="percentage">
            <text:p>47.70%</text:p>
          </table:table-cell>
          <table:table-cell table:style-name="ce15" table:number-columns-repeated="973"/>
        </table:table-row>
        <table:table-row table:style-name="ro1">
          <table:table-cell table:formula="of:=COM.MICROSOFT.CONCAT([.$H$169]; &quot;-&quot;; [.$I$169]; [.$J$169]; [.$B$31]; [.$K$169]; [.$D$169]; [.$L$169]; [.$M$169]; [.$N$169]; [.$O$169];[.$P$169];[.$Q$169];[.$R$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7]+([.C47]-1)*20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170]; &quot;-&quot;; [.$I$170]; [.$J$170]; [.$B$32]; [.$K$170]; [.$D$170]; [.$L$170]; [.$M$170]; [.$N$170]; [.$O$170];[.$P$170];[.$Q$170];[.$R$170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$H$171]; &quot;-&quot;; [.$I$171]; [.$J$171]; [.$B$33]; [.$K$171]; [.$D$171]; [.$L$171]; [.$M$171]; [.$N$171]; [.$O$171];[.$P$171];[.$Q$171];[.$R$171] )" office:value-type="string" office:string-value="3-27 Heart of Cinder          x9 " calcext:value-type="string">
            <text:p>3-27 Heart of Cinder <text:s text:c="9"/>x9 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50:.E121])" office:value-type="float" office:value="1745" calcext:value-type="float">
            <text:p>1745</text:p>
          </table:table-cell>
          <table:table-cell table:formula="of:=FLOOR([.F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C50:.C121]; &quot;=3&quot;)" office:value-type="float" office:value="17" calcext:value-type="float">
            <text:p>17</text:p>
          </table:table-cell>
          <table:table-cell table:formula="of:=[.G49]+[.H49]-[.I4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CONCAT([.$H$172]; &quot;-&quot;; [.$I$172]; [.$J$172]; [.$B$34]; [.$K$172]; [.$D$172]; [.$L$172]; [.$M$172]; [.$N$172]; [.$O$172];[.$P$172];[.$Q$172];[.$R$172] )" office:value-type="string" office:string-value="3-23 Storm of Cinders         x2 " calcext:value-type="string">
            <text:p>3-23 Storm of Cinders <text:s text:c="8"/>x2 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0]+([.C50]-1)*2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COM.MICROSOFT.CONCAT([.$H$173]; &quot;-&quot;; [.$I$173]; [.$J$173]; [.$B$35]; [.$K$173]; [.$D$173]; [.$L$173]; [.$M$173]; [.$N$173]; [.$O$173];[.$P$173];[.$Q$173];[.$R$173] )" office:value-type="string" office:string-value="3-28 Ash and Ember Unity      x2 " calcext:value-type="string">
            <text:p>3-28 Ash and Ember Unity <text:s text:c="5"/>x2 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51]+([.C51]-1)*2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COM.MICROSOFT.CONCAT([.$H$174]; &quot;-&quot;; [.$I$174]; [.$J$174]; [.$B$36]; [.$K$174]; [.$D$174]; [.$L$174]; [.$M$174]; [.$N$174]; [.$O$174];[.$P$174];[.$Q$174];[.$R$174] )" office:value-type="string" office:string-value="3-26 Ashen Wings              x9 " calcext:value-type="string">
            <text:p>3-26 Ashen Wings <text:s text:c="13"/>x9 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52]+([.C52]-1)*20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COM.MICROSOFT.CONCAT([.$H$175]; &quot;-&quot;; [.$I$175]; [.$J$175]; [.$B$37]; [.$K$175]; [.$D$175]; [.$L$175]; [.$M$175]; [.$N$175]; [.$O$175];[.$P$175];[.$Q$175];[.$R$175] )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53]+([.C53]-1)*2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COM.MICROSOFT.CONCAT([.$H$176]; &quot;-&quot;; [.$I$176]; [.$J$176]; [.$B$38]; [.$K$176]; [.$D$176]; [.$L$176]; [.$M$176]; [.$N$176]; [.$O$176];[.$P$176];[.$Q$176];[.$R$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54]+([.C54]-1)*20" office:value-type="float" office:value="2" calcext:value-type="float">
            <text:p>2</text:p>
          </table:table-cell>
          <table:table-cell table:style-name="ce13" table:number-columns-repeated="1019"/>
        </table:table-row>
        <table:table-row table:style-name="ro1">
          <table:table-cell table:formula="of:=COM.MICROSOFT.CONCAT([.$H$177]; &quot;-&quot;; [.$I$177]; [.$J$177]; [.$B$39]; [.$K$177]; [.$D$177]; [.$L$177]; [.$M$177]; [.$N$177]; [.$O$177];[.$P$177];[.$Q$177];[.$R$177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55]+([.C55]-1)*20" office:value-type="float" office:value="9" calcext:value-type="float">
            <text:p>9</text:p>
          </table:table-cell>
          <table:table-cell table:style-name="ce13" table:number-columns-repeated="1019"/>
        </table:table-row>
        <table:table-row table:style-name="ro1">
          <table:table-cell/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56]+([.C56]-1)*20" office:value-type="float" office:value="11" calcext:value-type="float">
            <text:p>11</text:p>
          </table:table-cell>
          <table:table-cell table:style-name="ce13" table:number-columns-repeated="1019"/>
        </table:table-row>
        <table:table-row table:style-name="ro1">
          <table:table-cell table:formula="of:=[.$B$41]" office:value-type="string" office:string-value="The Faen Valkyrie" calcext:value-type="string">
            <text:p>The Faen Valkyrie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57]+([.C57]-1)*20" office:value-type="float" office:value="15" calcext:value-type="float">
            <text:p>15</text:p>
          </table:table-cell>
          <table:table-cell table:style-name="ce13" table:number-columns-repeated="1019"/>
        </table:table-row>
        <table:table-row table:style-name="ro1">
          <table:table-cell table:formula="of:=COM.MICROSOFT.CONCAT([.$H$180]; &quot;-&quot;; [.$I$180]; [.$J$180]; [.$B$42]; [.$K$180]; [.$D$180]; [.$L$180]; [.$M$180]; [.$N$180]; [.$O$180];[.$P$180];[.$Q$180];[.$R$180] )" office:value-type="string" office:string-value="2-17 Force                    x2 " calcext:value-type="string">
            <text:p>2-17 Force <text:s text:c="19"/>x2 </text:p>
          </table:table-cell>
          <table:table-cell table:number-columns-repeated="1023"/>
        </table:table-row>
        <table:table-row table:style-name="ro1">
          <table:table-cell table:formula="of:=COM.MICROSOFT.CONCAT([.$H$181]; &quot;-&quot;; [.$I$181]; [.$J$181]; [.$B$43]; [.$K$181]; [.$D$181]; [.$L$181]; [.$M$181]; [.$N$181]; [.$O$181];[.$P$181];[.$Q$181];[.$R$181] )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59]+([.C59]-1)*20" office:value-type="float" office:value="49" calcext:value-type="float">
            <text:p>49</text:p>
          </table:table-cell>
          <table:table-cell table:number-columns-repeated="6"/>
          <table:table-cell table:style-name="ce9" table:formula="of:=300%+[.E59]*3%" office:value-type="percentage" office:value="4.47" calcext:value-type="percentage">
            <text:p>447.00%</text:p>
          </table:table-cell>
          <table:table-cell table:number-columns-repeated="1012"/>
        </table:table-row>
        <table:table-row table:style-name="ro1">
          <table:table-cell table:formula="of:=COM.MICROSOFT.CONCAT([.$H$182]; &quot;-&quot;; [.$I$182]; [.$J$182]; [.$B$44]; [.$K$182]; [.$D$182]; [.$L$182]; [.$M$182]; [.$N$182]; [.$O$182];[.$P$182];[.$Q$182];[.$R$182] )" office:value-type="string" office:string-value="2-18 Displacement             x2 " calcext:value-type="string">
            <text:p>2-18 Displacement <text:s text:c="12"/>x2 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60]+([.C60]-1)*20" office:value-type="float" office:value="44" calcext:value-type="float">
            <text:p>4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83]; &quot;-&quot;; [.$I$183]; [.$J$183]; [.$B$45]; [.$K$183]; [.$D$183]; [.$L$183]; [.$M$183]; [.$N$183]; [.$O$183];[.$P$183];[.$Q$183];[.$R$183] )" office:value-type="string" office:string-value="2-8  Space Shift              x2 " calcext:value-type="string">
            <text:p>2-8 <text:s/>Space Shift <text:s text:c="13"/>x2 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61]+([.C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$H$184]; &quot;-&quot;; [.$I$184]; [.$J$184]; [.$B$46]; [.$K$184]; [.$D$184]; [.$L$184]; [.$M$184]; [.$N$184]; [.$O$184];[.$P$184];[.$Q$184];[.$R$184]; [.$T$184];[.$U$184] )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62]+([.C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85]; &quot;-&quot;; [.$I$185]; [.$J$185]; [.$B$47]; [.$K$185]; [.$D$185]; [.$L$185]; [.$M$185]; [.$N$185]; [.$O$185];[.$P$185];[.$Q$185];[.$R$185] )" office:value-type="string" office:string-value="2-2  Space Awareness          x8 " calcext:value-type="string">
            <text:p>2-2 <text:s/>Space Awareness <text:s text:c="9"/>x8 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63]+([.C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64]+([.C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65]+([.C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188];&quot;-&quot;;[.$I$188];[.$J$188];[.$B$50])" office:value-type="string" office:string-value="1-3  Dancing" calcext:value-type="string">
            <text:p>1-3 <text:s/>Dancing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66]+([.C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189];&quot;-&quot;;[.$I$189];[.$J$189];[.$B$51])" office:value-type="string" office:string-value="1-11 Deviant of Humanity" calcext:value-type="string">
            <text:p>1-11 Deviant of Humanity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190];&quot;-&quot;;[.$I$190];[.$J$190];[.$B$52])" office:value-type="string" office:string-value="1-6  Elos Standard language" calcext:value-type="string">
            <text:p>1-6 <text:s/>Elos Standard language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$H$191];&quot;-&quot;;[.$I$191];[.$J$191];[.$B$5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69]+([.C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92];&quot;-&quot;;[.$I$192];[.$J$192];[.$B$54])" office:value-type="string" office:string-value="1-2  Gourmet" calcext:value-type="string">
            <text:p>1-2 <text:s/>Gourmet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0]+([.C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93];&quot;-&quot;;[.$I$193];[.$J$193];[.$B$55])" office:value-type="string" office:string-value="1-9  Harmony of the Drowned" calcext:value-type="string">
            <text:p>1-9 <text:s/>Harmony of the Drowned</text:p>
          </table:table-cell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94];&quot;-&quot;;[.$I$194];[.$J$194];[.$B$56])" office:value-type="string" office:string-value="1-11 Heavy Archery" calcext:value-type="string">
            <text:p>1-11 Heavy Archery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2]+([.C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95];&quot;-&quot;;[.$I$195];[.$J$195];[.$B$57])" office:value-type="string" office:string-value="1-15 Identify" calcext:value-type="string">
            <text:p>1-15 Identify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3]+([.C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196];&quot;-&quot;;[.$I$196];[.$J$196];[.$B$59])" office:value-type="string" office:string-value="3-9  Meditation" calcext:value-type="string">
            <text:p>3-9 <text:s/>Meditation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4]+([.C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197];&quot;-&quot;;[.$I$197];[.$J$197];[.$B$60])" office:value-type="string" office:string-value="3-4  Monster Hunter" calcext:value-type="string">
            <text:p>3-4 <text:s/>Monster Hunter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5]+([.C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198];&quot;-&quot;;[.$I$198];[.$J$198];[.$B$61])" office:value-type="string" office:string-value="1-14 Oxygen Repository" calcext:value-type="string">
            <text:p>1-14 Oxygen Repository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6]+([.C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199];&quot;-&quot;;[.$I$199];[.$J$199];[.$B$62])" office:value-type="string" office:string-value="1-18 Sage of Torment" calcext:value-type="string">
            <text:p>1-18 Sage of Torment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7]+([.C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00];&quot;-&quot;;[.$I$200];[.$J$200];[.$B$63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78]+([.C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01];&quot;-&quot;;[.$I$201];[.$J$201];[.$B$64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9]+([.C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02];&quot;-&quot;;[.$I$202];[.$J$202];[.$B$65])" office:value-type="string" office:string-value="3-6  Veteran" calcext:value-type="string">
            <text:p>3-6 <text:s/>Veteran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03];&quot;-&quot;;[.$I$203];[.$J$203];[.$B$66])" office:value-type="string" office:string-value="1-9  Warhammer Mastery" calcext:value-type="string">
            <text:p>1-9 <text:s/>Warhammer Mastery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81]+([.C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[.$B$68]" office:value-type="string" office:string-value="Resistances:" calcext:value-type="string">
            <text:p>Resistances: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83]+([.C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06];&quot;-&quot;;[.$I$206];[.$J$206];[.$B$69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07];&quot;-&quot;;[.$I$207];[.$J$207];[.$B$70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5]+([.C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08];&quot;-&quot;;[.$I$208];[.$J$208];[.$B$71])" office:value-type="string" office:string-value="1-1  Astral Magic Resistance" calcext:value-type="string">
            <text:p>1-1 <text:s/>Astral Magic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09];&quot;-&quot;;[.$I$209];[.$J$209];[.$B$72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7]+([.C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10];&quot;-&quot;;[.$I$210];[.$J$210];[.$B$73])" office:value-type="string" office:string-value="2-1  Blight Resistance" calcext:value-type="string">
            <text:p>2-1 <text:s/>Blight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1];&quot;-&quot;;[.$I$211];[.$J$211];[.$B$74])" office:value-type="string" office:string-value="3-8  Blood Magic Resistance" calcext:value-type="string">
            <text:p>3-8 <text:s/>Blood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9]+([.C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2];&quot;-&quot;;[.$I$212];[.$J$212];[.$B$75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0]+([.C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3];&quot;-&quot;;[.$I$213];[.$J$213];[.$B$76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4];&quot;-&quot;;[.$I$214];[.$J$214];[.$B$77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92]+([.C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5];&quot;-&quot;;[.$I$215];[.$J$215];[.$B$78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6];&quot;-&quot;;[.$I$216];[.$J$216];[.$B$79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4]+([.C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7];&quot;-&quot;;[.$I$217];[.$J$217];[.$B$81])" office:value-type="string" office:string-value="2-6  Dark Magic Resistance" calcext:value-type="string">
            <text:p>2-6 <text:s/>Dark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5]+([.C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8];&quot;-&quot;;[.$I$218];[.$J$218];[.$B$82])" office:value-type="string" office:string-value="2-8  Death Magic Resistance" calcext:value-type="string">
            <text:p>2-8 <text:s/>Death Magic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96]+([.C96]-1)*20" office:value-type="float" office:value="45" calcext:value-type="float">
            <text:p>45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19];&quot;-&quot;;[.$I$219];[.$J$219];[.$B$83])" office:value-type="string" office:string-value="2-3  Diamond Magic Resistance" calcext:value-type="string">
            <text:p>2-3 <text:s/>Diamond Magic Resistance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20];&quot;-&quot;;[.$I$220];[.$J$220];[.$B$84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1];&quot;-&quot;;[.$I$221];[.$J$221];[.$B$85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99]+([.C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2];&quot;-&quot;;[.$I$222];[.$J$222];[.$B$86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0]+([.C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3];&quot;-&quot;;[.$I$223];[.$J$223];[.$B$87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4];&quot;-&quot;;[.$I$224];[.$J$224];[.$B$88])" office:value-type="string" office:string-value="1-11 Fear Resistance" calcext:value-type="string">
            <text:p>1-11 Fear Resist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02]+([.C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5];&quot;-&quot;;[.$I$225];[.$J$225];[.$B$89])" office:value-type="string" office:string-value="1-8  Flesh Magic Resistance" calcext:value-type="string">
            <text:p>1-8 <text:s/>Flesh Magic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3]+([.C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6];&quot;-&quot;;[.$I$226];[.$J$226];[.$B$90])" office:value-type="string" office:string-value="2-20 Gravity Magic Resistance" calcext:value-type="string">
            <text:p>2-20 Gravity Magic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04]+([.C104]-1)*20" office:value-type="float" office:value="25" calcext:value-type="float">
            <text:p>25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7];&quot;-&quot;;[.$I$227];[.$J$227];[.$B$91])" office:value-type="string" office:string-value="2-20 Health Drain Resistance" calcext:value-type="string">
            <text:p>2-20 Health Drain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05]+([.C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28];&quot;-&quot;;[.$I$228];[.$J$228];[.$B$92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6]+([.C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29];&quot;-&quot;;[.$I$229];[.$J$229];[.$B$93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7]+([.C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0];&quot;-&quot;;[.$I$230];[.$J$230];[.$B$94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1];&quot;-&quot;;[.$I$231];[.$J$231];[.$B$95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09]+([.C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2];&quot;-&quot;;[.$I$232];[.$J$232];[.$B$96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10]+([.C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3];&quot;-&quot;;[.$I$233];[.$J$233];[.$B$98])" office:value-type="string" office:string-value="2-20 Mana Drain Resistance" calcext:value-type="string">
            <text:p>2-20 Mana Drain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4];&quot;-&quot;;[.$I$234];[.$J$234];[.$B$99])" office:value-type="string" office:string-value="3-5  Mental Resistance" calcext:value-type="string">
            <text:p>3-5 <text:s/>Mental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12]+([.C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5];&quot;-&quot;;[.$I$235];[.$J$235];[.$B$100])" office:value-type="string" office:string-value="2-20 Mist Magic Resistance" calcext:value-type="string">
            <text:p>2-20 Mist Magic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36];&quot;-&quot;;[.$I$236];[.$J$236];[.$B$101])" office:value-type="string" office:string-value="1-3  Obsidian Magic Resistance" calcext:value-type="string">
            <text:p>1-3 <text:s/>Obsidian Magic Resistance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37];&quot;-&quot;;[.$I$237];[.$J$237];[.$B$102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38];&quot;-&quot;;[.$I$238];[.$J$238];[.$B$103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16]+([.C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39];&quot;-&quot;;[.$I$239];[.$J$239];[.$B$104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17]+([.C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40];&quot;-&quot;;[.$I$240];[.$J$240];[.$B$105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8]+([.C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41];&quot;-&quot;;[.$I$241];[.$J$241];[.$B$106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9]+([.C119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42];&quot;-&quot;;[.$I$242];[.$J$242];[.$B$107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0]+([.C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43];&quot;-&quot;;[.$I$243];[.$J$243];[.$B$108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1]+([.C121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44];&quot;-&quot;;[.$I$244];[.$J$244];[.$B$109])" office:value-type="string" office:string-value="2-3  Smoke Magic Resistance" calcext:value-type="string">
            <text:p>2-3 <text:s/>Smoke Magic Resistance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45];&quot;-&quot;;[.$I$245];[.$J$245];[.$B$110])" office:value-type="string" office:string-value="2-3  Soul Magic Resistance" calcext:value-type="string">
            <text:p>2-3 <text:s/>Soul Magic Resistance</text:p>
          </table:table-cell>
          <table:table-cell/>
          <table:table-cell office:value-type="string" calcext:value-type="string">
            <text:p>Class 1:</text:p>
          </table:table-cell>
          <table:table-cell table:formula="of:=[.D17]" office:value-type="float" office:value="364" calcext:value-type="float">
            <text:p>364</text:p>
          </table:table-cell>
          <table:table-cell table:formula="of:=LEN([.D123])" office:value-type="float" office:value="3" calcext:value-type="float">
            <text:p>3</text:p>
          </table:table-cell>
          <table:table-cell table:formula="of:=REPT(&quot; &quot;; MAX([.$E$123:.$E$125])-[.E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formula="of:=COM.MICROSOFT.CONCAT([.$H$246];&quot;-&quot;;[.$I$246];[.$J$246];[.$B$111])" office:value-type="string" office:string-value="1-18 Sound Magic Resistance" calcext:value-type="string">
            <text:p>1-18 Sound Magic Resistance</text:p>
          </table:table-cell>
          <table:table-cell/>
          <table:table-cell office:value-type="string" calcext:value-type="string">
            <text:p>Class 2:</text:p>
          </table:table-cell>
          <table:table-cell table:formula="of:=[.D29]" office:value-type="float" office:value="364" calcext:value-type="float">
            <text:p>364</text:p>
          </table:table-cell>
          <table:table-cell table:formula="of:=LEN([.D124])" office:value-type="float" office:value="3" calcext:value-type="float">
            <text:p>3</text:p>
          </table:table-cell>
          <table:table-cell table:formula="of:=REPT(&quot; &quot;; MAX([.$E$123:.$E$125])-[.E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$H$247];&quot;-&quot;;[.$I$247];[.$J$247];[.$B$112])" office:value-type="string" office:string-value="3-2  Space Magic Resistance" calcext:value-type="string">
            <text:p>3-2 <text:s/>Space Magic Resistance</text:p>
          </table:table-cell>
          <table:table-cell/>
          <table:table-cell office:value-type="string" calcext:value-type="string">
            <text:p>Class 3:</text:p>
          </table:table-cell>
          <table:table-cell table:formula="of:=[.D41]" office:value-type="float" office:value="158" calcext:value-type="float">
            <text:p>158</text:p>
          </table:table-cell>
          <table:table-cell table:formula="of:=LEN([.D125])" office:value-type="float" office:value="3" calcext:value-type="float">
            <text:p>3</text:p>
          </table:table-cell>
          <table:table-cell table:formula="of:=REPT(&quot; &quot;; MAX([.$E$123:.$E$125])-[.E12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$H$248];&quot;-&quot;;[.$I$248];[.$J$248];[.$B$113])" office:value-type="string" office:string-value="2-20 Stamina Drain Resistance" calcext:value-type="string">
            <text:p>2-20 Stamina Drain Resistance</text:p>
          </table:table-cell>
          <table:table-cell table:number-columns-repeated="1023"/>
        </table:table-row>
        <table:table-row table:style-name="ro1">
          <table:table-cell table:formula="of:=COM.MICROSOFT.CONCAT([.$H$249];&quot;-&quot;;[.$I$249];[.$J$249];[.$B$115])" office:value-type="string" office:string-value="2-20 Time Magic Resistance" calcext:value-type="string">
            <text:p>2-20 Time Magic Resistance</text:p>
          </table:table-cell>
          <table:table-cell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019"/>
        </table:table-row>
        <table:table-row table:style-name="ro1">
          <table:table-cell table:formula="of:=COM.MICROSOFT.CONCAT([.$H$250];&quot;-&quot;;[.$I$250];[.$J$250];[.$B$116])" office:value-type="string" office:string-value="1-18 Topaz Magic Resistance" calcext:value-type="string">
            <text:p>1-18 Topaz Magic Resistance</text:p>
          </table:table-cell>
          <table:table-cell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formula="of:=COM.MICROSOFT.CONCAT([.$H$251];&quot;-&quot;;[.$I$251];[.$J$251];[.$B$117])" office:value-type="string" office:string-value="1-14 Vine Magic Resistance" calcext:value-type="string">
            <text:p>1-14 Vine Magic Resistance</text:p>
          </table:table-cell>
          <table:table-cell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formula="of:=COM.MICROSOFT.CONCAT([.$H$252];&quot;-&quot;;[.$I$252];[.$J$252];[.$B$118])" office:value-type="string" office:string-value="3-2  Void Magic Resistance" calcext:value-type="string">
            <text:p>3-2 <text:s/>Void Magic Resistance</text:p>
          </table:table-cell>
          <table:table-cell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formula="of:=COM.MICROSOFT.CONCAT([.$H$253];&quot;-&quot;;[.$I$253];[.$J$253];[.$B$119])" office:value-type="string" office:string-value="3-1  Water Resistance" calcext:value-type="string">
            <text:p>3-1 <text:s/>Water Resistance</text:p>
          </table:table-cell>
          <table:table-cell table:number-columns-repeated="1023"/>
        </table:table-row>
        <table:table-row table:style-name="ro1">
          <table:table-cell table:formula="of:=COM.MICROSOFT.CONCAT([.$H$254];&quot;-&quot;;[.$I$254];[.$J$254];[.$B$120])" office:value-type="string" office:string-value="3-2  Wind Resistance" calcext:value-type="string">
            <text:p>3-2 <text:s/>Wind Resistance</text:p>
          </table:table-cell>
          <table:table-cell table:number-columns-repeated="10"/>
          <table:table-cell table:formula="of:=LEN([.E2])" office:value-type="float" office:value="3" calcext:value-type="float">
            <text:p>3</text:p>
          </table:table-cell>
          <table:table-cell table:formula="of:=REPT(&quot; &quot;; MAX([.$L$132:.$L$137])-[.L1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formula="of:=COM.MICROSOFT.CONCAT([.$H$255];&quot;-&quot;;[.$I$255];[.$J$255];[.$B$121])" office:value-type="string" office:string-value="2-3  Wood Magic Resistance" calcext:value-type="string">
            <text:p>2-3 <text:s/>Wood Magic Resistance</text:p>
          </table:table-cell>
          <table:table-cell table:number-columns-repeated="10"/>
          <table:table-cell table:formula="of:=LEN([.E3])" office:value-type="float" office:value="3" calcext:value-type="float">
            <text:p>3</text:p>
          </table:table-cell>
          <table:table-cell table:formula="of:=REPT(&quot; &quot;; MAX([.$L$132:.$L$137])-[.L1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34])" office:value-type="float" office:value="7" calcext:value-type="float">
            <text:p>7</text:p>
          </table:table-cell>
          <table:table-cell table:formula="of:=REPT(&quot; &quot;; MAX([.$J$134:.$J$136])-[.J134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32:.$L$137])-[.L1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formula="of:=COM.MICROSOFT.CONCAT([.$H$257]; [.$I$257];[.$J$257])" office:value-type="string" office:string-value="13 1st tier" calcext:value-type="string">
            <text:p>13 1st tier</text:p>
          </table:table-cell>
          <table:table-cell table:number-columns-repeated="4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35])" office:value-type="float" office:value="7" calcext:value-type="float">
            <text:p>7</text:p>
          </table:table-cell>
          <table:table-cell table:formula="of:=REPT(&quot; &quot;; MAX([.$J$134:.$J$136])-[.J135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32:.$L$137])-[.L1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formula="of:=COM.MICROSOFT.CONCAT([.$H$258]; [.$I$258];[.$J$258])" office:value-type="string" office:string-value="23 2nd tier" calcext:value-type="string">
            <text:p>23 2nd tier</text:p>
          </table:table-cell>
          <table:table-cell table:number-columns-repeated="4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36])" office:value-type="float" office:value="8" calcext:value-type="float">
            <text:p>8</text:p>
          </table:table-cell>
          <table:table-cell table:formula="of:=REPT(&quot; &quot;; MAX([.$J$134:.$J$136])-[.J136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32:.$L$137])-[.L1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formula="of:=COM.MICROSOFT.CONCAT([.$H$259]; [.$I$259];[.$J$259])" office:value-type="string" office:string-value="14 3rd tier" calcext:value-type="string">
            <text:p>14 3rd tier</text:p>
          </table:table-cell>
          <table:table-cell table:number-columns-repeated="10"/>
          <table:table-cell table:formula="of:=LEN([.E7])" office:value-type="float" office:value="4" calcext:value-type="float">
            <text:p>4</text:p>
          </table:table-cell>
          <table:table-cell table:formula="of:=REPT(&quot; &quot;; MAX([.$L$132:.$L$137])-[.L137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$E$261];[.$F$261];[.$G$261];[.$H$261];[.$I$261])" office:value-type="string" office:string-value="Ash Density: 37x5% = 185%" calcext:value-type="string">
            <text:p>Ash Density: 37x5% = 185%</text:p>
          </table:table-cell>
          <table:table-cell/>
          <table:table-cell table:style-name="ce14" table:number-columns-repeated="2"/>
          <table:table-cell table:style-name="ce12"/>
          <table:table-cell table:formula="of:=TEXT([.J3];&quot;#,##0.0%&quot;)" office:value-type="string" office:string-value="3,291.5%" calcext:value-type="string">
            <text:p>3,2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/>
          <table:table-cell table:style-name="ce9" table:number-columns-repeated="2"/>
          <table:table-cell/>
          <table:table-cell table:formula="of:=TEXT([.J6];&quot;#,##0.0%&quot;)" office:value-type="string" office:string-value="1,556.0%" calcext:value-type="string">
            <text:p>1,556.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$B$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/>
          <table:table-cell table:formula="of:=TEXT([.S2];&quot;#,##0&quot;)" office:value-type="string" office:string-value="13,736" calcext:value-type="string">
            <text:p>13,736</text:p>
          </table:table-cell>
          <table:table-cell table:formula="of:=LEN([.C143])" office:value-type="float" office:value="6" calcext:value-type="float">
            <text:p>6</text:p>
          </table:table-cell>
          <table:table-cell table:formula="of:=REPT(&quot; &quot;;MAX([.$D$143:.$D$145])-[.D143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$B$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144])" office:value-type="float" office:value="5" calcext:value-type="float">
            <text:p>5</text:p>
          </table:table-cell>
          <table:table-cell table:formula="of:=REPT(&quot; &quot;;MAX([.$D$143:.$D$145])-[.D144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formula="of:=COM.MICROSOFT.CONCAT(&quot;        Muscles are (&quot;; [.$E$267]; &quot; + &quot;; [.$F$267]; &quot; + &quot;; [.$G$267]; &quot; = &quot;; [.$H$267]; &quot;) more dense - &quot;; [.$B$38] ;&quot; 2nd&quot;)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  <table:table-cell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145])" office:value-type="float" office:value="6" calcext:value-type="float">
            <text:p>6</text:p>
          </table:table-cell>
          <table:table-cell table:formula="of:=REPT(&quot; &quot;;MAX([.$D$143:.$D$145])-[.D14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$B$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$B$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2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3.2" calcext:value-type="string">
            <text:p>33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2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2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2"/>
          <table:table-cell table:formula="of:=TEXT([.Q13];&quot;#,##0.000%&quot;)" office:value-type="string" office:string-value="97.578%" calcext:value-type="string">
            <text:p>97.578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1.32" calcext:value-type="string">
            <text:p>41.32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2"/>
          <table:table-cell table:formula="of:=TEXT([.S13];&quot;#,##0.0&quot;)" office:value-type="string" office:string-value="563,086.7" calcext:value-type="string">
            <text:p>563,08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formula="of:=MAX([.E156:.E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2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155]-[.E156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8" calcext:value-type="float">
            <text:p>28</text:p>
          </table:table-cell>
          <table:table-cell table:formula="of:=IF([.I156]&lt;10; &quot;  &quot;; &quot; &quot;)" office:value-type="string" office:string-value=" " calcext:value-type="string">
            <text:p><text:s/></text:p>
          </table:table-cell>
          <table:table-cell table:formula="of:=REPT(&quot; &quot;; [.F156])" office:value-type="string" office:string-value="     " calcext:value-type="string">
            <text:p><text:s text:c="5"/></text:p>
          </table:table-cell>
          <table:table-cell table:formula="of:=IF([.M156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2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155]-[.E157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157]&lt;10; &quot;  &quot;; &quot; &quot;)" office:value-type="string" office:string-value=" " calcext:value-type="string">
            <text:p><text:s/></text:p>
          </table:table-cell>
          <table:table-cell table:formula="of:=REPT(&quot; &quot;; [.F157])" office:value-type="string" office:string-value="  " calcext:value-type="string">
            <text:p><text:s text:c="2"/></text:p>
          </table:table-cell>
          <table:table-cell table:formula="of:=IF([.M157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2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155]-[.E158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158]&lt;10; &quot;  &quot;; &quot; &quot;)" office:value-type="string" office:string-value=" " calcext:value-type="string">
            <text:p><text:s/></text:p>
          </table:table-cell>
          <table:table-cell table:formula="of:=REPT(&quot; &quot;; [.F158])" office:value-type="string" office:string-value="       " calcext:value-type="string">
            <text:p><text:s text:c="7"/></text:p>
          </table:table-cell>
          <table:table-cell table:formula="of:=IF([.M158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155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2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155]-[.E159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8" calcext:value-type="float">
            <text:p>28</text:p>
          </table:table-cell>
          <table:table-cell table:formula="of:=IF([.I159]&lt;10; &quot;  &quot;; &quot; &quot;)" office:value-type="string" office:string-value=" " calcext:value-type="string">
            <text:p><text:s/></text:p>
          </table:table-cell>
          <table:table-cell table:formula="of:=REPT(&quot; &quot;; [.F159])" office:value-type="string" office:string-value="                    " calcext:value-type="string">
            <text:p><text:s text:c="20"/></text:p>
          </table:table-cell>
          <table:table-cell table:formula="of:=IF([.M159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2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155]-[.E160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8" calcext:value-type="float">
            <text:p>28</text:p>
          </table:table-cell>
          <table:table-cell table:formula="of:=IF([.I160]&lt;10; &quot;  &quot;; &quot; &quot;)" office:value-type="string" office:string-value=" " calcext:value-type="string">
            <text:p><text:s/></text:p>
          </table:table-cell>
          <table:table-cell table:formula="of:=REPT(&quot; &quot;; [.F160])" office:value-type="string" office:string-value="          " calcext:value-type="string">
            <text:p><text:s text:c="10"/></text:p>
          </table:table-cell>
          <table:table-cell table:formula="of:=IF([.M160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2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155]-[.E161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161]&lt;10; &quot;  &quot;; &quot; &quot;)" office:value-type="string" office:string-value=" " calcext:value-type="string">
            <text:p><text:s/></text:p>
          </table:table-cell>
          <table:table-cell table:formula="of:=REPT(&quot; &quot;; [.F161])" office:value-type="string" office:string-value="           " calcext:value-type="string">
            <text:p><text:s text:c="11"/></text:p>
          </table:table-cell>
          <table:table-cell table:formula="of:=IF([.M161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155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155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155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2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155]-[.E162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162]&lt;10; &quot;  &quot;; &quot; &quot;)" office:value-type="string" office:string-value=" " calcext:value-type="string">
            <text:p><text:s/></text:p>
          </table:table-cell>
          <table:table-cell table:formula="of:=REPT(&quot; &quot;; [.F162])" office:value-type="string" office:string-value="        " calcext:value-type="string">
            <text:p><text:s text:c="8"/></text:p>
          </table:table-cell>
          <table:table-cell table:formula="of:=IF([.M162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155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155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2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155]-[.E163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8" calcext:value-type="float">
            <text:p>8</text:p>
          </table:table-cell>
          <table:table-cell table:formula="of:=IF([.I163]&lt;10; &quot;  &quot;; &quot; &quot;)" office:value-type="string" office:string-value="  " calcext:value-type="string">
            <text:p><text:s text:c="2"/></text:p>
          </table:table-cell>
          <table:table-cell table:formula="of:=REPT(&quot; &quot;; [.F163])" office:value-type="string" office:string-value="        " calcext:value-type="string">
            <text:p><text:s text:c="8"/></text:p>
          </table:table-cell>
          <table:table-cell table:formula="of:=IF([.M163]=&quot;&quot;;&quot;&quot;;&quot;[&quot;)">
            <text:p/>
          </table:table-cell>
          <table:table-cell table:number-columns-repeated="1012"/>
        </table:table-row>
        <table:table-row table:style-name="ro1">
          <table:table-cell table:formula="of:=COM.MICROSOFT.CONCAT(&quot;                [&quot;; [.$H$267]; &quot;] more dense. (Avatar of Ash 2nd)&quot;)" office:value-type="string" office:string-value="                [505%] more dense. (Avatar of Ash 2nd)" calcext:value-type="string">
            <text:p><text:s text:c="16"/>[505%] more dense. (Avatar of Ash 2nd)</text:p>
          </table:table-cell>
          <table:table-cell table:number-columns-repeated="2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155]-[.E164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 table:formula="of:=IF([.I164]&lt;10; &quot;  &quot;; &quot; &quot;)" office:value-type="string" office:string-value=" " calcext:value-type="string">
            <text:p><text:s/></text:p>
          </table:table-cell>
          <table:table-cell table:formula="of:=REPT(&quot; &quot;; [.F164])" office:value-type="string" office:string-value="      " calcext:value-type="string">
            <text:p><text:s text:c="6"/></text:p>
          </table:table-cell>
          <table:table-cell table:formula="of:=IF([.M164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2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155]-[.E165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1" calcext:value-type="float">
            <text:p>21</text:p>
          </table:table-cell>
          <table:table-cell table:formula="of:=IF([.I165]&lt;10; &quot;  &quot;; &quot; &quot;)" office:value-type="string" office:string-value=" " calcext:value-type="string">
            <text:p><text:s/></text:p>
          </table:table-cell>
          <table:table-cell table:formula="of:=REPT(&quot; &quot;; [.F165])" office:value-type="string" office:string-value="        " calcext:value-type="string">
            <text:p><text:s text:c="8"/></text:p>
          </table:table-cell>
          <table:table-cell table:formula="of:=IF([.M165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2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166]&lt;10; &quot;  &quot;; &quot; &quot;)" office:value-type="string" office:string-value="  " calcext:value-type="string">
            <text:p><text:s text:c="2"/></text:p>
          </table:table-cell>
          <table:table-cell table:formula="of:=REPT(&quot; &quot;; [.F166])">
            <text:p/>
          </table:table-cell>
          <table:table-cell table:formula="of:=IF([.M166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2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167]&lt;10; &quot;  &quot;; &quot; &quot;)" office:value-type="string" office:string-value="  " calcext:value-type="string">
            <text:p><text:s text:c="2"/></text:p>
          </table:table-cell>
          <table:table-cell table:formula="of:=REPT(&quot; &quot;; [.F167])">
            <text:p/>
          </table:table-cell>
          <table:table-cell table:formula="of:=IF([.M167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2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155]-[.E168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168]&lt;10; &quot;  &quot;; &quot; &quot;)" office:value-type="string" office:string-value=" " calcext:value-type="string">
            <text:p><text:s/></text:p>
          </table:table-cell>
          <table:table-cell table:formula="of:=REPT(&quot; &quot;; [.F168])" office:value-type="string" office:string-value="             " calcext:value-type="string">
            <text:p><text:s text:c="13"/></text:p>
          </table:table-cell>
          <table:table-cell table:formula="of:=IF([.M168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155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2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155]-[.E169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169]&lt;10; &quot;  &quot;; &quot; &quot;)" office:value-type="string" office:string-value=" " calcext:value-type="string">
            <text:p><text:s/></text:p>
          </table:table-cell>
          <table:table-cell table:formula="of:=REPT(&quot; &quot;; [.F169])" office:value-type="string" office:string-value="            " calcext:value-type="string">
            <text:p><text:s text:c="12"/></text:p>
          </table:table-cell>
          <table:table-cell table:formula="of:=IF([.M169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155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2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155]-[.E170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170]&lt;10; &quot;  &quot;; &quot; &quot;)" office:value-type="string" office:string-value=" " calcext:value-type="string">
            <text:p><text:s/></text:p>
          </table:table-cell>
          <table:table-cell table:formula="of:=REPT(&quot; &quot;; [.F170])" office:value-type="string" office:string-value="        " calcext:value-type="string">
            <text:p><text:s text:c="8"/></text:p>
          </table:table-cell>
          <table:table-cell table:formula="of:=IF([.M170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2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155]-[.E171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7" calcext:value-type="float">
            <text:p>27</text:p>
          </table:table-cell>
          <table:table-cell table:formula="of:=IF([.I171]&lt;10; &quot;  &quot;; &quot; &quot;)" office:value-type="string" office:string-value=" " calcext:value-type="string">
            <text:p><text:s/></text:p>
          </table:table-cell>
          <table:table-cell table:formula="of:=REPT(&quot; &quot;; [.F171])" office:value-type="string" office:string-value="          " calcext:value-type="string">
            <text:p><text:s text:c="10"/></text:p>
          </table:table-cell>
          <table:table-cell table:formula="of:=IF([.M171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2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155]-[.E172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172]&lt;10; &quot;  &quot;; &quot; &quot;)" office:value-type="string" office:string-value=" " calcext:value-type="string">
            <text:p><text:s/></text:p>
          </table:table-cell>
          <table:table-cell table:formula="of:=REPT(&quot; &quot;; [.F172])" office:value-type="string" office:string-value="         " calcext:value-type="string">
            <text:p><text:s text:c="9"/></text:p>
          </table:table-cell>
          <table:table-cell table:formula="of:=IF([.M172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2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155]-[.E173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173]&lt;10; &quot;  &quot;; &quot; &quot;)" office:value-type="string" office:string-value=" " calcext:value-type="string">
            <text:p><text:s/></text:p>
          </table:table-cell>
          <table:table-cell table:formula="of:=REPT(&quot; &quot;; [.F173])" office:value-type="string" office:string-value="      " calcext:value-type="string">
            <text:p><text:s text:c="6"/></text:p>
          </table:table-cell>
          <table:table-cell table:formula="of:=IF([.M173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2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155]-[.E174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6" calcext:value-type="float">
            <text:p>26</text:p>
          </table:table-cell>
          <table:table-cell table:formula="of:=IF([.I174]&lt;10; &quot;  &quot;; &quot; &quot;)" office:value-type="string" office:string-value=" " calcext:value-type="string">
            <text:p><text:s/></text:p>
          </table:table-cell>
          <table:table-cell table:formula="of:=REPT(&quot; &quot;; [.F174])" office:value-type="string" office:string-value="              " calcext:value-type="string">
            <text:p><text:s text:c="14"/></text:p>
          </table:table-cell>
          <table:table-cell table:formula="of:=IF([.M174]=&quot;&quot;;&quot;&quot;;&quot;[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2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155]-[.E175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9" calcext:value-type="float">
            <text:p>19</text:p>
          </table:table-cell>
          <table:table-cell table:formula="of:=IF([.I175]&lt;10; &quot;  &quot;; &quot; &quot;)" office:value-type="string" office:string-value=" " calcext:value-type="string">
            <text:p><text:s/></text:p>
          </table:table-cell>
          <table:table-cell table:formula="of:=REPT(&quot; &quot;; [.F175])" office:value-type="string" office:string-value="              " calcext:value-type="string">
            <text:p><text:s text:c="14"/></text:p>
          </table:table-cell>
          <table:table-cell table:formula="of:=IF([.M175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155]; TEXT([.L37];&quot;#,##0.0%&quot;))" office:value-type="string" office:string-value="59.5% =&gt; 535.5%" calcext:value-type="string">
            <text:p>59.5% =&gt; 535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155]-[.E176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176]&lt;10; &quot;  &quot;; &quot; &quot;)" office:value-type="string" office:string-value=" " calcext:value-type="string">
            <text:p><text:s/></text:p>
          </table:table-cell>
          <table:table-cell table:formula="of:=REPT(&quot; &quot;; [.F176])" office:value-type="string" office:string-value="            " calcext:value-type="string">
            <text:p><text:s text:c="12"/></text:p>
          </table:table-cell>
          <table:table-cell table:formula="of:=IF([.M176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155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155]-[.E177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9" calcext:value-type="float">
            <text:p>29</text:p>
          </table:table-cell>
          <table:table-cell table:formula="of:=IF([.I177]&lt;10; &quot;  &quot;; &quot; &quot;)" office:value-type="string" office:string-value=" " calcext:value-type="string">
            <text:p><text:s/></text:p>
          </table:table-cell>
          <table:table-cell table:formula="of:=REPT(&quot; &quot;; [.F177])" office:value-type="string" office:string-value="            " calcext:value-type="string">
            <text:p><text:s text:c="12"/></text:p>
          </table:table-cell>
          <table:table-cell table:formula="of:=IF([.M177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155]; TEXT([.L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178]&lt;10; &quot;  &quot;; &quot; &quot;)" office:value-type="string" office:string-value="  " calcext:value-type="string">
            <text:p><text:s text:c="2"/></text:p>
          </table:table-cell>
          <table:table-cell table:formula="of:=REPT(&quot; &quot;; [.F178])">
            <text:p/>
          </table:table-cell>
          <table:table-cell table:formula="of:=IF([.M17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179]&lt;10; &quot;  &quot;; &quot; &quot;)" office:value-type="string" office:string-value="  " calcext:value-type="string">
            <text:p><text:s text:c="2"/></text:p>
          </table:table-cell>
          <table:table-cell table:formula="of:=REPT(&quot; &quot;; [.F179])">
            <text:p/>
          </table:table-cell>
          <table:table-cell table:formula="of:=IF([.M17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5" calcext:value-type="float">
            <text:p>5</text:p>
          </table:table-cell>
          <table:table-cell table:formula="of:=[.$E$155]-[.E180]+1+IF([.J42]&lt;10;1;0)" office:value-type="float" office:value="20" calcext:value-type="float">
            <text:p>20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180]&lt;10; &quot;  &quot;; &quot; &quot;)" office:value-type="string" office:string-value=" " calcext:value-type="string">
            <text:p><text:s/></text:p>
          </table:table-cell>
          <table:table-cell table:formula="of:=REPT(&quot; &quot;; [.F180])" office:value-type="string" office:string-value="                    " calcext:value-type="string">
            <text:p><text:s text:c="20"/></text:p>
          </table:table-cell>
          <table:table-cell table:formula="of:=IF([.M18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155]-[.E181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2" calcext:value-type="float">
            <text:p>2</text:p>
          </table:table-cell>
          <table:table-cell table:formula="of:=[.D43]" office:value-type="float" office:value="17" calcext:value-type="float">
            <text:p>17</text:p>
          </table:table-cell>
          <table:table-cell table:formula="of:=IF([.I181]&lt;10; &quot;  &quot;; &quot; &quot;)" office:value-type="string" office:string-value=" " calcext:value-type="string">
            <text:p><text:s/></text:p>
          </table:table-cell>
          <table:table-cell table:formula="of:=REPT(&quot; &quot;; [.F181])" office:value-type="string" office:string-value="        " calcext:value-type="string">
            <text:p><text:s text:c="8"/></text:p>
          </table:table-cell>
          <table:table-cell table:formula="of:=IF([.M181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155]; TEXT([.L43];&quot;#,##0.0%&quot;))" office:value-type="string" office:string-value="43.5% =&gt; 348.0%" calcext:value-type="string">
            <text:p>43.5% =&gt; 3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155]-[.E182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2" calcext:value-type="float">
            <text:p>2</text:p>
          </table:table-cell>
          <table:table-cell table:formula="of:=[.D44]" office:value-type="float" office:value="18" calcext:value-type="float">
            <text:p>18</text:p>
          </table:table-cell>
          <table:table-cell table:formula="of:=IF([.I182]&lt;10; &quot;  &quot;; &quot; &quot;)" office:value-type="string" office:string-value=" " calcext:value-type="string">
            <text:p><text:s/></text:p>
          </table:table-cell>
          <table:table-cell table:formula="of:=REPT(&quot; &quot;; [.F182])" office:value-type="string" office:string-value="             " calcext:value-type="string">
            <text:p><text:s text:c="13"/></text:p>
          </table:table-cell>
          <table:table-cell table:formula="of:=IF([.M18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155]-[.E183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8" calcext:value-type="float">
            <text:p>8</text:p>
          </table:table-cell>
          <table:table-cell table:formula="of:=IF([.I183]&lt;10; &quot;  &quot;; &quot; &quot;)" office:value-type="string" office:string-value="  " calcext:value-type="string">
            <text:p><text:s text:c="2"/></text:p>
          </table:table-cell>
          <table:table-cell table:formula="of:=REPT(&quot; &quot;; [.F183])" office:value-type="string" office:string-value="              " calcext:value-type="string">
            <text:p><text:s text:c="14"/></text:p>
          </table:table-cell>
          <table:table-cell table:formula="of:=IF([.M18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155]-[.E184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3" calcext:value-type="float">
            <text:p>3</text:p>
          </table:table-cell>
          <table:table-cell table:style-name="ce21" table:formula="of:=IF([.I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184])" office:value-type="string" office:string-value="     " calcext:value-type="string">
            <text:p><text:s text:c="5"/></text:p>
          </table:table-cell>
          <table:table-cell table:style-name="ce21" table:formula="of:=IF([.M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155]; TEXT([.L46];&quot;#,##0.0%&quot;))" office:value-type="string" office:string-value="26.5% =&gt; 238.5%" calcext:value-type="string">
            <text:p>26.5% =&gt; 23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155]; TEXT([.AM46];&quot;#,##0.0%&quot;))" office:value-type="string" office:string-value="7.3% =&gt; 65.7%" calcext:value-type="string">
            <text:p>7.3% =&gt; 65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155]; TEXT([.AJ46];&quot;#,##0.0%&quot;))" office:value-type="string" office:string-value="5.0% =&gt; 65.7%" calcext:value-type="string">
            <text:p>5.0% =&gt; 65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155]; TEXT([.AY46];&quot;#,##0.0%&quot;))" office:value-type="string" office:string-value="5.3% =&gt; 47.7%" calcext:value-type="string">
            <text:p>5.3% =&gt; 47.7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155]-[.E185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2" calcext:value-type="float">
            <text:p>2</text:p>
          </table:table-cell>
          <table:table-cell table:formula="of:=IF([.I185]&lt;10; &quot;  &quot;; &quot; &quot;)" office:value-type="string" office:string-value="  " calcext:value-type="string">
            <text:p><text:s text:c="2"/></text:p>
          </table:table-cell>
          <table:table-cell table:formula="of:=REPT(&quot; &quot;; [.F185])" office:value-type="string" office:string-value="          " calcext:value-type="string">
            <text:p><text:s text:c="10"/></text:p>
          </table:table-cell>
          <table:table-cell table:formula="of:=IF([.M18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3" calcext:value-type="float">
            <text:p>3</text:p>
          </table:table-cell>
          <table:table-cell table:formula="of:=IF([.I1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1]" office:value-type="float" office:value="1" calcext:value-type="float">
            <text:p>1</text:p>
          </table:table-cell>
          <table:table-cell table:formula="of:=[.D51]" office:value-type="float" office:value="11" calcext:value-type="float">
            <text:p>11</text:p>
          </table:table-cell>
          <table:table-cell table:formula="of:=IF([.I18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2]" office:value-type="float" office:value="1" calcext:value-type="float">
            <text:p>1</text:p>
          </table:table-cell>
          <table:table-cell table:formula="of:=[.D52]" office:value-type="float" office:value="6" calcext:value-type="float">
            <text:p>6</text:p>
          </table:table-cell>
          <table:table-cell table:formula="of:=IF([.I1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15" calcext:value-type="float">
            <text:p>15</text:p>
          </table:table-cell>
          <table:table-cell table:formula="of:=IF([.I19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4]" office:value-type="float" office:value="1" calcext:value-type="float">
            <text:p>1</text:p>
          </table:table-cell>
          <table:table-cell table:formula="of:=[.D54]" office:value-type="float" office:value="2" calcext:value-type="float">
            <text:p>2</text:p>
          </table:table-cell>
          <table:table-cell table:formula="of:=IF([.I1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9" calcext:value-type="float">
            <text:p>9</text:p>
          </table:table-cell>
          <table:table-cell table:formula="of:=IF([.I1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6]" office:value-type="float" office:value="1" calcext:value-type="float">
            <text:p>1</text:p>
          </table:table-cell>
          <table:table-cell table:formula="of:=[.D56]" office:value-type="float" office:value="11" calcext:value-type="float">
            <text:p>11</text:p>
          </table:table-cell>
          <table:table-cell table:formula="of:=IF([.I194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15" calcext:value-type="float">
            <text:p>15</text:p>
          </table:table-cell>
          <table:table-cell table:formula="of:=IF([.I19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9]" office:value-type="float" office:value="3" calcext:value-type="float">
            <text:p>3</text:p>
          </table:table-cell>
          <table:table-cell table:formula="of:=[.D59]" office:value-type="float" office:value="9" calcext:value-type="float">
            <text:p>9</text:p>
          </table:table-cell>
          <table:table-cell table:formula="of:=IF([.I1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0]" office:value-type="float" office:value="3" calcext:value-type="float">
            <text:p>3</text:p>
          </table:table-cell>
          <table:table-cell table:formula="of:=[.D60]" office:value-type="float" office:value="4" calcext:value-type="float">
            <text:p>4</text:p>
          </table:table-cell>
          <table:table-cell table:formula="of:=IF([.I1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1]" office:value-type="float" office:value="1" calcext:value-type="float">
            <text:p>1</text:p>
          </table:table-cell>
          <table:table-cell table:formula="of:=[.D61]" office:value-type="float" office:value="14" calcext:value-type="float">
            <text:p>14</text:p>
          </table:table-cell>
          <table:table-cell table:formula="of:=IF([.I19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2]" office:value-type="float" office:value="1" calcext:value-type="float">
            <text:p>1</text:p>
          </table:table-cell>
          <table:table-cell table:formula="of:=[.D62]" office:value-type="float" office:value="18" calcext:value-type="float">
            <text:p>18</text:p>
          </table:table-cell>
          <table:table-cell table:formula="of:=IF([.I19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3]" office:value-type="float" office:value="1" calcext:value-type="float">
            <text:p>1</text:p>
          </table:table-cell>
          <table:table-cell table:formula="of:=[.D63]" office:value-type="float" office:value="5" calcext:value-type="float">
            <text:p>5</text:p>
          </table:table-cell>
          <table:table-cell table:formula="of:=IF([.I2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4]" office:value-type="float" office:value="1" calcext:value-type="float">
            <text:p>1</text:p>
          </table:table-cell>
          <table:table-cell table:formula="of:=[.D64]" office:value-type="float" office:value="3" calcext:value-type="float">
            <text:p>3</text:p>
          </table:table-cell>
          <table:table-cell table:formula="of:=IF([.I2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6" calcext:value-type="float">
            <text:p>6</text:p>
          </table:table-cell>
          <table:table-cell table:formula="of:=IF([.I2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9" calcext:value-type="float">
            <text:p>9</text:p>
          </table:table-cell>
          <table:table-cell table:formula="of:=IF([.I2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7" calcext:value-type="float">
            <text:p>17</text:p>
          </table:table-cell>
          <table:table-cell table:formula="of:=IF([.I20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0]" office:value-type="float" office:value="1" calcext:value-type="float">
            <text:p>1</text:p>
          </table:table-cell>
          <table:table-cell table:formula="of:=[.D70]" office:value-type="float" office:value="1" calcext:value-type="float">
            <text:p>1</text:p>
          </table:table-cell>
          <table:table-cell table:formula="of:=IF([.I2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1" calcext:value-type="float">
            <text:p>1</text:p>
          </table:table-cell>
          <table:table-cell table:formula="of:=IF([.I2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1" calcext:value-type="float">
            <text:p>1</text:p>
          </table:table-cell>
          <table:table-cell table:formula="of:=IF([.I2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3]" office:value-type="float" office:value="2" calcext:value-type="float">
            <text:p>2</text:p>
          </table:table-cell>
          <table:table-cell table:formula="of:=[.D73]" office:value-type="float" office:value="1" calcext:value-type="float">
            <text:p>1</text:p>
          </table:table-cell>
          <table:table-cell table:formula="of:=IF([.I2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8" calcext:value-type="float">
            <text:p>8</text:p>
          </table:table-cell>
          <table:table-cell table:formula="of:=IF([.I2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5]" office:value-type="float" office:value="2" calcext:value-type="float">
            <text:p>2</text:p>
          </table:table-cell>
          <table:table-cell table:formula="of:=[.D75]" office:value-type="float" office:value="20" calcext:value-type="float">
            <text:p>20</text:p>
          </table:table-cell>
          <table:table-cell table:formula="of:=IF([.I21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6]" office:value-type="float" office:value="2" calcext:value-type="float">
            <text:p>2</text:p>
          </table:table-cell>
          <table:table-cell table:formula="of:=[.D76]" office:value-type="float" office:value="6" calcext:value-type="float">
            <text:p>6</text:p>
          </table:table-cell>
          <table:table-cell table:formula="of:=IF([.I2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7]" office:value-type="float" office:value="2" calcext:value-type="float">
            <text:p>2</text:p>
          </table:table-cell>
          <table:table-cell table:formula="of:=[.D77]" office:value-type="float" office:value="20" calcext:value-type="float">
            <text:p>20</text:p>
          </table:table-cell>
          <table:table-cell table:formula="of:=IF([.I214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8]" office:value-type="float" office:value="2" calcext:value-type="float">
            <text:p>2</text:p>
          </table:table-cell>
          <table:table-cell table:formula="of:=[.D78]" office:value-type="float" office:value="14" calcext:value-type="float">
            <text:p>14</text:p>
          </table:table-cell>
          <table:table-cell table:formula="of:=IF([.I21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9]" office:value-type="float" office:value="2" calcext:value-type="float">
            <text:p>2</text:p>
          </table:table-cell>
          <table:table-cell table:formula="of:=[.D79]" office:value-type="float" office:value="20" calcext:value-type="float">
            <text:p>20</text:p>
          </table:table-cell>
          <table:table-cell table:formula="of:=IF([.I21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1]" office:value-type="float" office:value="2" calcext:value-type="float">
            <text:p>2</text:p>
          </table:table-cell>
          <table:table-cell table:formula="of:=[.D81]" office:value-type="float" office:value="6" calcext:value-type="float">
            <text:p>6</text:p>
          </table:table-cell>
          <table:table-cell table:formula="of:=IF([.I2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2]" office:value-type="float" office:value="2" calcext:value-type="float">
            <text:p>2</text:p>
          </table:table-cell>
          <table:table-cell table:formula="of:=[.D82]" office:value-type="float" office:value="8" calcext:value-type="float">
            <text:p>8</text:p>
          </table:table-cell>
          <table:table-cell table:formula="of:=IF([.I2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3]" office:value-type="float" office:value="2" calcext:value-type="float">
            <text:p>2</text:p>
          </table:table-cell>
          <table:table-cell table:formula="of:=[.D83]" office:value-type="float" office:value="3" calcext:value-type="float">
            <text:p>3</text:p>
          </table:table-cell>
          <table:table-cell table:formula="of:=IF([.I2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7" calcext:value-type="float">
            <text:p>7</text:p>
          </table:table-cell>
          <table:table-cell table:formula="of:=IF([.I2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6" calcext:value-type="float">
            <text:p>6</text:p>
          </table:table-cell>
          <table:table-cell table:formula="of:=IF([.I2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6]" office:value-type="float" office:value="2" calcext:value-type="float">
            <text:p>2</text:p>
          </table:table-cell>
          <table:table-cell table:formula="of:=[.D86]" office:value-type="float" office:value="20" calcext:value-type="float">
            <text:p>2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7]" office:value-type="float" office:value="2" calcext:value-type="float">
            <text:p>2</text:p>
          </table:table-cell>
          <table:table-cell table:formula="of:=[.D87]" office:value-type="float" office:value="1" calcext:value-type="float">
            <text:p>1</text:p>
          </table:table-cell>
          <table:table-cell table:formula="of:=IF([.I2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1" calcext:value-type="float">
            <text:p>11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8" calcext:value-type="float">
            <text:p>8</text:p>
          </table:table-cell>
          <table:table-cell table:formula="of:=IF([.I2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0]" office:value-type="float" office:value="2" calcext:value-type="float">
            <text:p>2</text:p>
          </table:table-cell>
          <table:table-cell table:formula="of:=[.D90]" office:value-type="float" office:value="20" calcext:value-type="float">
            <text:p>2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1]" office:value-type="float" office:value="2" calcext:value-type="float">
            <text:p>2</text:p>
          </table:table-cell>
          <table:table-cell table:formula="of:=[.D91]" office:value-type="float" office:value="20" calcext:value-type="float">
            <text:p>2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2]" office:value-type="float" office:value="3" calcext:value-type="float">
            <text:p>3</text:p>
          </table:table-cell>
          <table:table-cell table:formula="of:=[.D92]" office:value-type="float" office:value="7" calcext:value-type="float">
            <text:p>7</text:p>
          </table:table-cell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3]" office:value-type="float" office:value="2" calcext:value-type="float">
            <text:p>2</text:p>
          </table:table-cell>
          <table:table-cell table:formula="of:=[.D93]" office:value-type="float" office:value="20" calcext:value-type="float">
            <text:p>2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4]" office:value-type="float" office:value="3" calcext:value-type="float">
            <text:p>3</text:p>
          </table:table-cell>
          <table:table-cell table:formula="of:=[.D94]" office:value-type="float" office:value="1" calcext:value-type="float">
            <text:p>1</text:p>
          </table:table-cell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5]" office:value-type="float" office:value="3" calcext:value-type="float">
            <text:p>3</text:p>
          </table:table-cell>
          <table:table-cell table:formula="of:=[.D95]" office:value-type="float" office:value="1" calcext:value-type="float">
            <text:p>1</text:p>
          </table:table-cell>
          <table:table-cell table:formula="of:=IF([.I2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6]" office:value-type="float" office:value="3" calcext:value-type="float">
            <text:p>3</text:p>
          </table:table-cell>
          <table:table-cell table:formula="of:=[.D96]" office:value-type="float" office:value="5" calcext:value-type="float">
            <text:p>5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8]" office:value-type="float" office:value="2" calcext:value-type="float">
            <text:p>2</text:p>
          </table:table-cell>
          <table:table-cell table:formula="of:=[.D98]" office:value-type="float" office:value="20" calcext:value-type="float">
            <text:p>2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9]" office:value-type="float" office:value="3" calcext:value-type="float">
            <text:p>3</text:p>
          </table:table-cell>
          <table:table-cell table:formula="of:=[.D99]" office:value-type="float" office:value="5" calcext:value-type="float">
            <text:p>5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0]" office:value-type="float" office:value="2" calcext:value-type="float">
            <text:p>2</text:p>
          </table:table-cell>
          <table:table-cell table:formula="of:=[.D100]" office:value-type="float" office:value="20" calcext:value-type="float">
            <text:p>2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3" calcext:value-type="float">
            <text:p>3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2]" office:value-type="float" office:value="3" calcext:value-type="float">
            <text:p>3</text:p>
          </table:table-cell>
          <table:table-cell table:formula="of:=[.D102]" office:value-type="float" office:value="3" calcext:value-type="float">
            <text:p>3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3]" office:value-type="float" office:value="3" calcext:value-type="float">
            <text:p>3</text:p>
          </table:table-cell>
          <table:table-cell table:formula="of:=[.D103]" office:value-type="float" office:value="2" calcext:value-type="float">
            <text:p>2</text:p>
          </table:table-cell>
          <table:table-cell table:formula="of:=IF([.I23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5" calcext:value-type="float">
            <text:p>5</text:p>
          </table:table-cell>
          <table:table-cell table:formula="of:=IF([.I23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5]" office:value-type="float" office:value="1" calcext:value-type="float">
            <text:p>1</text:p>
          </table:table-cell>
          <table:table-cell table:formula="of:=[.D105]" office:value-type="float" office:value="14" calcext:value-type="float">
            <text:p>14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20" calcext:value-type="float">
            <text:p>2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13" calcext:value-type="float">
            <text:p>13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8]" office:value-type="float" office:value="1" calcext:value-type="float">
            <text:p>1</text:p>
          </table:table-cell>
          <table:table-cell table:formula="of:=[.D108]" office:value-type="float" office:value="1" calcext:value-type="float">
            <text:p>1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3" calcext:value-type="float">
            <text:p>3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3" calcext:value-type="float">
            <text:p>3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1]" office:value-type="float" office:value="1" calcext:value-type="float">
            <text:p>1</text:p>
          </table:table-cell>
          <table:table-cell table:formula="of:=[.D111]" office:value-type="float" office:value="18" calcext:value-type="float">
            <text:p>18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2]" office:value-type="float" office:value="3" calcext:value-type="float">
            <text:p>3</text:p>
          </table:table-cell>
          <table:table-cell table:formula="of:=[.D112]" office:value-type="float" office:value="2" calcext:value-type="float">
            <text:p>2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0" calcext:value-type="float">
            <text:p>2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0" calcext:value-type="float">
            <text:p>20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6]" office:value-type="float" office:value="1" calcext:value-type="float">
            <text:p>1</text:p>
          </table:table-cell>
          <table:table-cell table:formula="of:=[.D116]" office:value-type="float" office:value="18" calcext:value-type="float">
            <text:p>18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7]" office:value-type="float" office:value="1" calcext:value-type="float">
            <text:p>1</text:p>
          </table:table-cell>
          <table:table-cell table:formula="of:=[.D117]" office:value-type="float" office:value="14" calcext:value-type="float">
            <text:p>14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8]" office:value-type="float" office:value="3" calcext:value-type="float">
            <text:p>3</text:p>
          </table:table-cell>
          <table:table-cell table:formula="of:=[.D118]" office:value-type="float" office:value="2" calcext:value-type="float">
            <text:p>2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9]" office:value-type="float" office:value="3" calcext:value-type="float">
            <text:p>3</text:p>
          </table:table-cell>
          <table:table-cell table:formula="of:=[.D119]" office:value-type="float" office:value="1" calcext:value-type="float">
            <text:p>1</text:p>
          </table:table-cell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0]" office:value-type="float" office:value="3" calcext:value-type="float">
            <text:p>3</text:p>
          </table:table-cell>
          <table:table-cell table:formula="of:=[.D120]" office:value-type="float" office:value="2" calcext:value-type="float">
            <text:p>2</text:p>
          </table:table-cell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3" calcext:value-type="float">
            <text:p>3</text:p>
          </table:table-cell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COUNTIF([.$H$206:.$H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COUNTIF([.$H$206:.$H$255];&quot;=2&quot;)" office:value-type="float" office:value="23" calcext:value-type="float">
            <text:p>2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COUNTIF([.$H$206:.$H$255];&quot;=3&quot;)" office:value-type="float" office:value="14" calcext:value-type="float">
            <text:p>1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H258]+[.H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E261]*[.G261];&quot;###,#%&quot;)" office:value-type="string" office:string-value="185%" calcext:value-type="string">
            <text:p>185%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formula="of:=TEXT([.H259]*15%;&quot;%&quot;)" office:value-type="string" office:string-value="210%" calcext:value-type="string">
            <text:p>210%</text:p>
          </table:table-cell>
          <table:table-cell table:formula="of:=TEXT([.H258]*10%;&quot;%&quot;)" office:value-type="string" office:string-value="230%" calcext:value-type="string">
            <text:p>230%</text:p>
          </table:table-cell>
          <table:table-cell table:formula="of:=TEXT([.H257]*5%;&quot;%&quot;)" office:value-type="string" office:string-value="65%" calcext:value-type="string">
            <text:p>65%</text:p>
          </table:table-cell>
          <table:table-cell table:formula="of:=TEXT([.E267]+[.F267]+[.G267]; &quot;###,#%&quot;)" office:value-type="string" office:string-value="505%" calcext:value-type="string">
            <text:p>505%</text:p>
          </table:table-cell>
          <table:table-cell table:number-columns-repeated="1016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2" table:default-cell-style-name="Default"/>
        <table:table-row table:style-name="ro1">
          <table:table-cell table:formula="of:=[$Calculations.A1]" office:value-type="string" office:string-value="Class 1: 364 - The Azarinth Sentinel" calcext:value-type="string">
            <text:p>Class 1: 364 - The Azarinth Sentinel</text:p>
          </table:table-cell>
        </table:table-row>
        <table:table-row table:style-name="ro1">
          <table:table-cell table:formula="of:=[$Calculations.A2]" office:value-type="string" office:string-value="Class 2: 364 - Kin of Ash" calcext:value-type="string">
            <text:p>Class 2: 364 - Kin of Ash</text:p>
          </table:table-cell>
        </table:table-row>
        <table:table-row table:style-name="ro1">
          <table:table-cell table:formula="of:=[$Calculations.A3]" office:value-type="string" office:string-value="Class 3: 158 - The Faen Valkyrie" calcext:value-type="string">
            <text:p>Class 3: 15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30" calcext:value-type="string">
            <text:p>Vit: <text:s/>930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291.5%" calcext:value-type="string">
            <text:p>Resilience: 3,291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3,736" calcext:value-type="string">
            <text:p>Health: <text:s/>13,736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3.2]" calcext:value-type="string">
            <text:p>hp/sec: <text:s/>0.27% [33.2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578% [hp x 41.32]" calcext:value-type="string">
            <text:p>Mitigation: <text:s text:c="6"/>97.578% [hp x 41.32]</text:p>
          </table:table-cell>
        </table:table-row>
        <table:table-row table:style-name="ro1">
          <table:table-cell table:formula="of:=[$Calculations.A31]" office:value-type="string" office:string-value="Effective Health: 563,086.7" calcext:value-type="string">
            <text:p>Effective Health: 563,086.7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8 Absolute Destruction     x3 " calcext:value-type="string">
            <text:p>3-28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38]" office:value-type="string" office:string-value="3-28 Sentinel Sphere          x1 " calcext:value-type="string">
            <text:p>3-28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7 Azarinth Perception      x8 " calcext:value-type="string">
            <text:p>3-27 Azarinth Perception <text:s text:c="5"/>x8 </text:p>
          </table:table-cell>
        </table:table-row>
        <table:table-row table:style-name="ro1">
          <table:table-cell table:formula="of:=[$Calculations.A43]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7 Heart of Cinder          x9 " calcext:value-type="string">
            <text:p>3-27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53]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17 Force                    x2 " calcext:value-type="string">
            <text:p>2-17 Force <text:s text:c="19"/>x2 </text:p>
          </table:table-cell>
        </table:table-row>
        <table:table-row table:style-name="ro1">
          <table:table-cell table:formula="of:=[$Calculations.A59]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</table:table-row>
        <table:table-row table:style-name="ro1">
          <table:table-cell table:formula="of:=[$Calculations.A60]" office:value-type="string" office:string-value="2-18 Displacement             x2 " calcext:value-type="string">
            <text:p>2-18 Displacement <text:s text:c="12"/>x2 </text:p>
          </table:table-cell>
        </table:table-row>
        <table:table-row table:style-name="ro1">
          <table:table-cell table:formula="of:=[$Calculations.A61]" office:value-type="string" office:string-value="2-8  Space Shift              x2 " calcext:value-type="string">
            <text:p>2-8 <text:s/>Space Shift <text:s text:c="13"/>x2 </text:p>
          </table:table-cell>
        </table:table-row>
        <table:table-row table:style-name="ro1">
          <table:table-cell table:formula="of:=[$Calculations.A62]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</table:table-row>
        <table:table-row table:style-name="ro1">
          <table:table-cell table:formula="of:=[$Calculations.A63]" office:value-type="string" office:string-value="2-2  Space Awareness          x8 " calcext:value-type="string">
            <text:p>2-2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4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5]" office:value-type="string" office:string-value="3-4  Monster Hunter" calcext:value-type="string">
            <text:p>3-4 <text:s/>Monster Hunter</text:p>
          </table:table-cell>
        </table:table-row>
        <table:table-row table:style-name="ro1">
          <table:table-cell table:formula="of:=[$Calculations.A76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7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8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79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0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81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3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4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5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6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87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8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89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90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1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2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3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4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5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6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97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98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99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0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1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2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3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4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5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6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07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08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09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0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1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2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3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4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5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16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17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18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19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0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1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2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3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4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5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26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27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28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29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0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1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2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3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5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36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37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2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3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4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45]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</table:table-row>
        <table:table-row table:style-name="ro1">
          <table:table-cell table:formula="of:=[$Calculations.A146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47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48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49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0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1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2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3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4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5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5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5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0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4]" office:value-type="string" office:string-value="                [505%] more dense. (Avatar of Ash 2nd)" calcext:value-type="string">
            <text:p><text:s text:c="16"/>[505%] more dense. (Avatar of Ash 2nd)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7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68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6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2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3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4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75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9:44:03.290000000</dc:date>
    <meta:generator>LibreOffice/7.0.5.2$Windows_X86_64 LibreOffice_project/64390860c6cd0aca4beafafcfd84613dd9dfb63a</meta:generator>
    <meta:editing-duration>PT8H50M43S</meta:editing-duration>
    <meta:editing-cycles>74</meta:editing-cycles>
    <meta:document-statistic meta:table-count="2" meta:cell-count="1644" meta:object-count="0"/>
    <meta:user-defined meta:name="AppVersion">16.0300</meta:user-defined>
  </office:meta>
</office:document-meta>
</file>